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17ba4b" officeooo:paragraph-rsid="0017ba4b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17ba4b" officeooo:paragraph-rsid="0017ba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ICULUM VITAE</text:p>
      <text:p text:style-name="P2">Nombre: {d.data.firstname}</text:p>
      <text:p text:style-name="P2"/>
      <text:p text:style-name="P2">Apellido:{d.data.lastname}</text:p>
      <text:p text:style-name="P2"/>
      <text:p text:style-name="P2">Edad: {d.data.ag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6T11:45:25.719000000</meta:creation-date>
    <dc:date>2020-07-16T11:49:49.937000000</dc:date>
    <meta:editing-duration>PT4M24S</meta:editing-duration>
    <meta:editing-cycles>1</meta:editing-cycles>
    <meta:document-statistic meta:table-count="0" meta:image-count="0" meta:object-count="0" meta:page-count="1" meta:paragraph-count="4" meta:word-count="7" meta:character-count="86" meta:non-whitespace-character-count="83"/>
    <meta:generator>LibreOffice/6.4.5.2$Windows_X86_64 LibreOffice_project/a726b36747cf2001e06b58ad5db1aa3a9a1872d6</meta:generator>
  </office:meta>
</office:document-meta>
</file>